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11.255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3.605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dd481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fo:padding-bottom="0.035cm" fo:padding-left="0.236cm" fo:padding-right="0.035cm" fo:padding-top="0.035cm" style:vertical-align="middl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dd481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normal" style:font-weight-asian="normal" style:font-weight-complex="normal"/>
    </style:style>
    <style:style style:name="T3" style:family="text">
      <style:text-properties fo:color="#ff0000"/>
    </style:style>
    <style:style style:name="T4" style:family="text">
      <style:text-properties style:text-line-through-style="soli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3" table:default-cell-style-name="ce3"/>
        <table:table-column table:style-name="co5" table:default-cell-style-name="ce13"/>
        <table:table-column table:style-name="co1" table:number-columns-repeated="3" table:default-cell-style-name="ce20"/>
        <table:table-row table:style-name="ro1" table:visibility="collapse">
          <table:table-cell table:number-columns-repeated="7"/>
        </table:table-row>
        <table:table-row table:style-name="ro2">
          <table:table-cell/>
          <table:table-cell table:style-name="ce4" office:value-type="string">
            <text:p>Req Id</text:p>
          </table:table-cell>
          <table:table-cell table:style-name="ce4" office:value-type="string">
            <text:p>Component</text:p>
          </table:table-cell>
          <table:table-cell table:style-name="ce14" office:value-type="string">
            <text:p>Description</text:p>
          </table:table-cell>
          <table:table-cell table:style-name="ce4" office:value-type="string">
            <text:p>Priority</text:p>
          </table:table-cell>
          <table:table-cell table:style-name="ce4" office:value-type="string">
            <text:p>DEV</text:p>
          </table:table-cell>
          <table:table-cell table:style-name="ce4" office:value-type="string">
            <text:p>STATUS</text:p>
          </table:table-cell>
        </table:table-row>
        <table:table-row table:style-name="ro2">
          <table:table-cell/>
          <table:table-cell table:style-name="ce5" office:value-type="float" office:value="1">
            <text:p>1</text:p>
          </table:table-cell>
          <table:table-cell table:style-name="ce9" office:value-type="string">
            <text:p>User Mgmt</text:p>
          </table:table-cell>
          <table:table-cell table:style-name="ce15" office:value-type="string">
            <text:p>User Login and Role Management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</table:table-row>
        <table:table-row table:style-name="ro4">
          <table:table-cell/>
          <table:table-cell table:style-name="ce6" office:value-type="float" office:value="1.1">
            <text:p>1.1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User Login page</text:p>
            <text:p><text:s/>- User Name and password fields</text:p>
            <text:p><text:s/>- Show login errors on the same page</text:p>
            <text:p><text:s/>- On successful login, go to Main pag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1.2">
            <text:p>1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User Tabl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1.3">
            <text:p>1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User Service, DAO, Controller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11" office:value-type="string">
            <text:p>Contact Mgnt</text:p>
          </table:table-cell>
          <table:table-cell table:style-name="ce17" office:value-type="string">
            <text:p>Contact and Group Management</text:p>
          </table:table-cell>
          <table:table-cell table:style-name="ce23" office:value-type="float" office:value="1">
            <text:p>1</text:p>
          </table:table-cell>
          <table:table-cell table:style-name="ce23" table:number-columns-repeated="2"/>
        </table:table-row>
        <table:table-row table:style-name="ro4">
          <table:table-cell/>
          <table:table-cell table:style-name="ce8" office:value-type="float" office:value="2.1">
            <text:p>2.1</text:p>
          </table:table-cell>
          <table:table-cell table:style-name="ce12" office:value-type="string">
            <text:p><text:s/>- GUI</text:p>
          </table:table-cell>
          <table:table-cell table:style-name="ce18" office:value-type="string">
            <text:p><text:s/>- Contact Edit Page (View, New, Edit, Delete)</text:p>
            <text:p><text:s/>- Contact Search Page</text:p>
            <text:p><text:s/>- Contact List Page</text:p>
            <text:p><text:s/>- Contact Priority <text:span text:style-name="T1">DROP DOWN </text:span><text:span text:style-name="T2">[NORMAL, MEDIUM, HIGH]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4">
          <table:table-cell/>
          <table:table-cell table:style-name="ce8" office:value-type="float" office:value="2.2">
            <text:p>2.2</text:p>
          </table:table-cell>
          <table:table-cell table:style-name="ce12" office:value-type="string">
            <text:p><text:s/>- GUI</text:p>
          </table:table-cell>
          <table:table-cell table:style-name="ce18" office:value-type="string">
            <text:p><text:s/>- Group Edit Page (View, New, Edit, Delete)</text:p>
            <text:p><text:s text:c="3"/>| - Group Name, <text:span text:style-name="T3">Priority</text:span> Only</text:p>
            <text:p><text:s/>- Group List Page</text:p>
            <text:p><text:s text:c="3"/>| - List group names,<text:span text:style-name="T3"> priority &amp; No of members</text:span>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9" office:value-type="string">
            <text:p>IN </text:p>
            <text:p>PROGRESS</text:p>
          </table:table-cell>
        </table:table-row>
        <table:table-row table:style-name="ro5">
          <table:table-cell/>
          <table:table-cell table:style-name="ce8" office:value-type="float" office:value="2.3">
            <text:p>2.3</text:p>
          </table:table-cell>
          <table:table-cell table:style-name="ce12" office:value-type="string">
            <text:p><text:s/>- GUI</text:p>
          </table:table-cell>
          <table:table-cell table:style-name="ce18" office:value-type="string">
            <text:p><text:s/>- Contact Group Mapping Edit Page</text:p>
            <text:p><text:s text:c="3"/>| - Add Contact to Group</text:p>
            <text:p><text:s text:c="3"/>| - Remove Contact from Group</text:p>
            <text:p><text:s text:c="3"/>| - List of Contacts in the Group (EmpId, Name, Company, Number)</text:p>
            <text:p><text:s text:c="3"/>| - AJAX for Contact search by name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9" office:value-type="string">
            <text:p>IN </text:p>
            <text:p>PROGRESS</text:p>
          </table:table-cell>
        </table:table-row>
        <table:table-row table:style-name="ro2">
          <table:table-cell/>
          <table:table-cell table:style-name="ce8"/>
          <table:table-cell table:style-name="ce12" office:value-type="string">
            <text:p><text:s/>- DB</text:p>
          </table:table-cell>
          <table:table-cell table:style-name="ce18" office:value-type="string">
            <text:p>Contact, Group, ContactGroupMapping Tables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8"/>
          <table:table-cell table:style-name="ce12" office:value-type="string">
            <text:p><text:s/>- Server</text:p>
          </table:table-cell>
          <table:table-cell table:style-name="ce18" office:value-type="string">
            <text:p>Contact Service, DAO, Controlle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/>
          <table:table-cell table:style-name="ce12" office:value-type="string">
            <text:p><text:s/>- Server</text:p>
          </table:table-cell>
          <table:table-cell table:style-name="ce18" office:value-type="string">
            <text:p>Group Service, DAO, Controlle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/>
          <table:table-cell table:style-name="ce12" office:value-type="string">
            <text:p><text:s/>- Server</text:p>
          </table:table-cell>
          <table:table-cell table:style-name="ce18" office:value-type="string">
            <text:p>ContactGroupMapping Service, DAO, Controller</text:p>
          </table:table-cell>
          <table:table-cell table:style-name="ce24" office:value-type="float" office:value="1">
            <text:p>1</text:p>
          </table:table-cell>
          <table:table-cell table:style-name="ce24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3">
            <text:p>3</text:p>
          </table:table-cell>
          <table:table-cell table:style-name="ce9" office:value-type="string">
            <text:p>Template Mgmt</text:p>
          </table:table-cell>
          <table:table-cell table:style-name="ce15" office:value-type="string">
            <text:p>Message Template Management</text:p>
          </table:table-cell>
          <table:table-cell table:style-name="ce21" office:value-type="float" office:value="2">
            <text:p>2</text:p>
          </table:table-cell>
          <table:table-cell table:style-name="ce21" table:number-columns-repeated="2"/>
        </table:table-row>
        <table:table-row table:style-name="ro6">
          <table:table-cell/>
          <table:table-cell table:style-name="ce6" office:value-type="float" office:value="3.1">
            <text:p>3.1</text:p>
          </table:table-cell>
          <table:table-cell table:style-name="ce10" office:value-type="string">
            <text:p><text:s/>- GUI</text:p>
          </table:table-cell>
          <table:table-cell table:style-name="ce18" office:value-type="string">
            <text:p><text:s/>- Template Edit Page (View, New, Edit, Delete)</text:p>
            <text:p><text:s text:c="3"/>| - Template id and text only</text:p>
            <text:p><text:s/>- Template List Pag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3.2">
            <text:p>3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Template Table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3.3">
            <text:p>3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Template Service, DAO, Controller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DK</text:p>
          </table:table-cell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4">
            <text:p>4</text:p>
          </table:table-cell>
          <table:table-cell table:style-name="ce9" office:value-type="string">
            <text:p>Message Composer</text:p>
          </table:table-cell>
          <table:table-cell table:style-name="ce15" office:value-type="string">
            <text:p>Message Composer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</table:table-row>
        <table:table-row table:style-name="ro7">
          <table:table-cell/>
          <table:table-cell table:style-name="ce6" office:value-type="float" office:value="4.1">
            <text:p>4.1</text:p>
          </table:table-cell>
          <table:table-cell table:style-name="ce10" office:value-type="string">
            <text:p><text:s/>- GUI</text:p>
          </table:table-cell>
          <table:table-cell table:style-name="ce16" office:value-type="string">
            <text:p>SMS Sending Page</text:p>
            <text:p><text:s/>- SMS Text Inbox (140 chars)</text:p>
            <text:p><text:s/>- <text:span text:style-name="T3">SMS Template List Box</text:span></text:p>
            <text:p><text:s/>- Contact Groups List Box</text:p>
            <text:p><text:s/>- Contacts List Box</text:p>
            <text:p><text:s/>- <text:span text:style-name="T4">Final List Box showing all selected Contacts</text:span></text:p>
            <text:p><text:s/>- Send SMS Button</text:p>
            <text:p><text:s/>- <text:span text:style-name="T3">Retry count</text:span></text:p>
            <text:p>&gt;&gt; On send button, assign the messages to Message Queu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9" office:value-type="string">
            <text:p>IN </text:p>
            <text:p>PROGRESS</text:p>
          </table:table-cell>
        </table:table-row>
        <table:table-row table:style-name="ro2">
          <table:table-cell/>
          <table:table-cell table:style-name="ce6" office:value-type="float" office:value="4.2">
            <text:p>4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NONE</text:p>
          </table:table-cell>
          <table:table-cell table:style-name="ce22" office:value-type="float" office:value="1">
            <text:p>1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4.3">
            <text:p>4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getAll() methods for – Message Template, Contact Groups, Contacts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28" office:value-type="string">
            <text:p>DONE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5">
            <text:p>5</text:p>
          </table:table-cell>
          <table:table-cell table:style-name="ce9" office:value-type="string">
            <text:p>Message Queue</text:p>
          </table:table-cell>
          <table:table-cell table:style-name="ce15" office:value-type="string">
            <text:p>Message Queue (Priority Queue)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</table:table-row>
        <table:table-row table:style-name="ro9">
          <table:table-cell/>
          <table:table-cell table:style-name="ce6" office:value-type="float" office:value="5.1">
            <text:p>5.1</text:p>
          </table:table-cell>
          <table:table-cell table:style-name="ce10" office:value-type="string">
            <text:p><text:s/>- GUI</text:p>
          </table:table-cell>
          <table:table-cell table:style-name="ce19" office:value-type="string">
            <text:p>Status GUI</text:p>
            <text:p><text:s/>- Display the message list with status (counts of total | sent | pending | error)</text:p>
            <text:p><text:s/>- Display the message in a lable and show list of all the recipients (sent | pending | error)</text:p>
            <text:p><text:s/>- User needs to refresh for updating the status list (try AJAX)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2">
          <table:table-cell/>
          <table:table-cell table:style-name="ce6" office:value-type="float" office:value="5.2">
            <text:p>5.2</text:p>
          </table:table-cell>
          <table:table-cell table:style-name="ce10" office:value-type="string">
            <text:p><text:s/>- DB</text:p>
          </table:table-cell>
          <table:table-cell table:style-name="ce16" office:value-type="string">
            <text:p>Message Audit Table (individual message status logging)</text:p>
          </table:table-cell>
          <table:table-cell table:style-name="ce22" office:value-type="float" office:value="2">
            <text:p>2</text:p>
          </table:table-cell>
          <table:table-cell table:style-name="ce24" office:value-type="string">
            <text:p>UJ, DK</text:p>
          </table:table-cell>
          <table:table-cell table:style-name="ce28" office:value-type="string">
            <text:p>DONE</text:p>
          </table:table-cell>
        </table:table-row>
        <table:table-row table:style-name="ro2">
          <table:table-cell/>
          <table:table-cell table:style-name="ce6" office:value-type="float" office:value="5.3">
            <text:p>5.3</text:p>
          </table:table-cell>
          <table:table-cell table:style-name="ce10" office:value-type="string">
            <text:p><text:s/>- Server</text:p>
          </table:table-cell>
          <table:table-cell table:style-name="ce19" office:value-type="string">
            <text:p>Distributed in-memory priority message queue structure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30"/>
        </table:table-row>
        <table:table-row table:style-name="ro2">
          <table:table-cell/>
          <table:table-cell table:style-name="ce6" office:value-type="float" office:value="5.4">
            <text:p>5.4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Message Audit Service, DAO, Controller</text:p>
          </table:table-cell>
          <table:table-cell table:style-name="ce22" office:value-type="float" office:value="2">
            <text:p>2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1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2">
          <table:table-cell/>
          <table:table-cell table:style-name="ce5" office:value-type="float" office:value="6">
            <text:p>6</text:p>
          </table:table-cell>
          <table:table-cell table:style-name="ce9" office:value-type="string">
            <text:p>SMS Push</text:p>
          </table:table-cell>
          <table:table-cell table:style-name="ce15" office:value-type="string">
            <text:p>SMS Push API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"/>
        </table:table-row>
        <table:table-row table:style-name="ro6">
          <table:table-cell/>
          <table:table-cell table:style-name="ce6" office:value-type="float" office:value="6.1">
            <text:p>6.1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<text:s/>- Multithreaded, Multi Modem API with 1 Modem per thread to send SMS</text:p>
            <text:p><text:s text:c="3"/>| - Use Java's Thread Pool Executor</text:p>
          </table:table-cell>
          <table:table-cell table:style-name="ce27" office:value-type="float" office:value="1">
            <text:p>1</text:p>
          </table:table-cell>
          <table:table-cell table:style-name="ce21"/>
          <table:table-cell table:style-name="ce30" office:value-type="string">
            <text:p>NOT Started</text:p>
          </table:table-cell>
        </table:table-row>
        <table:table-row table:style-name="ro9">
          <table:table-cell/>
          <table:table-cell table:style-name="ce6" office:value-type="float" office:value="6.2">
            <text:p>6.2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<text:s/>- Manage pool of Push threads (worker)</text:p>
            <text:p><text:s/>- If times out, or connection breaks,</text:p>
            <text:p><text:s text:c="3"/>| - Remove the worker from the pool</text:p>
            <text:p><text:s text:c="3"/>| - Try disconnect</text:p>
            <text:p><text:s text:c="3"/>| - Try to re-connect for ever</text:p>
            <text:p><text:s text:c="3"/>| - On re-connect, re-assign to pool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5">
          <table:table-cell/>
          <table:table-cell table:style-name="ce6" office:value-type="float" office:value="6.3">
            <text:p>6.3</text:p>
          </table:table-cell>
          <table:table-cell table:style-name="ce10" office:value-type="string">
            <text:p><text:s/>- Server</text:p>
          </table:table-cell>
          <table:table-cell table:style-name="ce16" office:value-type="string">
            <text:p><text:s/>- Wait on the Message Queue;</text:p>
            <text:p><text:s/>- As message arrives in the queue, start consuming and sending</text:p>
            <text:p><text:s/>- Log/ Update status in the Audit Table</text:p>
            <text:p><text:s/>- Retry on error for given number of times (re-queue messages)</text:p>
            <text:p><text:s/>- Pick messages by priority (1 = HIGH, 2 = NORMAL, 3 = LOW)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0" office:value-type="string">
            <text:p>NOT Started</text:p>
          </table:table-cell>
        </table:table-row>
        <table:table-row table:style-name="ro1" table:number-rows-repeated="9">
          <table:table-cell/>
          <table:table-cell table:style-name="ce6"/>
          <table:table-cell table:style-name="ce10"/>
          <table:table-cell table:style-name="ce16"/>
          <table:table-cell table:style-name="ce22" table:number-columns-repeated="3"/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6"/>
        <table:table-row table:style-name="ro8" table:number-rows-repeated="3">
          <table:table-cell table:number-columns-repeated="3"/>
          <table:table-cell table:style-name="Default"/>
        </table:table-row>
        <table:table-row table:style-name="ro2">
          <table:table-cell table:number-columns-repeated="2"/>
          <table:table-cell table:style-name="ce25" office:value-type="string">
            <text:p>Previous balance from Ganesh Ji's contribution</text:p>
          </table:table-cell>
          <table:table-cell office:value-type="float" office:value="1270">
            <text:p>1270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Previous balance from Ruchi's farewell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table:number-columns-repeated="2"/>
          <table:table-cell table:style-name="ce25" office:value-type="string">
            <text:p>Contribution for Deepti's farewell</text:p>
          </table:table-cell>
          <table:table-cell office:value-type="float" office:value="2250">
            <text:p>225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Gift for Deepti</text:p>
          </table:table-cell>
          <table:table-cell office:value-type="float" office:value="-1960">
            <text:p>-196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Lunch</text:p>
          </table:table-cell>
          <table:table-cell office:value-type="float" office:value="-2560">
            <text:p>-2560</text:p>
          </table:table-cell>
        </table:table-row>
        <table:table-row table:style-name="ro1">
          <table:table-cell table:number-columns-repeated="2"/>
          <table:table-cell table:style-name="ce26" office:value-type="string">
            <text:p>Balance</text:p>
          </table:table-cell>
          <table:table-cell table:formula="of:=[.D4]+[.D5]+[.D6]+[.D7]+[.D8]" office:value-type="float" office:value="-300">
            <text:p>-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 style:data-style-name="N2" text:time-value="0000-00-00T22:48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endra </meta:initial-creator>
    <meta:creation-date>2013-10-01T11:01:43</meta:creation-date>
    <dc:date>2013-11-19T22:56:02</dc:date>
    <dc:creator>upendra </dc:creator>
    <meta:editing-duration>PT16H54M1S</meta:editing-duration>
    <meta:editing-cycles>108</meta:editing-cycles>
    <meta:generator>LibreOffice/3.6$Linux_X86_64 LibreOffice_project/360m1$Build-2</meta:generator>
    <meta:document-statistic meta:table-count="2" meta:cell-count="167" meta:object-count="0"/>
  </office:meta>
</office:document-meta>
</file>